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b73e" officeooo:paragraph-rsid="0013b73e"/>
    </style:style>
    <style:style style:name="P2" style:family="paragraph" style:parent-style-name="Standard">
      <style:text-properties officeooo:rsid="0013b73e" officeooo:paragraph-rsid="00144052"/>
    </style:style>
    <style:style style:name="P3" style:family="paragraph" style:parent-style-name="Standard">
      <style:text-properties officeooo:rsid="0013b73e" officeooo:paragraph-rsid="00152389"/>
    </style:style>
    <style:style style:name="P4" style:family="paragraph" style:parent-style-name="Standard">
      <style:text-properties officeooo:rsid="00144052" officeooo:paragraph-rsid="00144052"/>
    </style:style>
    <style:style style:name="P5" style:family="paragraph" style:parent-style-name="Standard">
      <style:text-properties officeooo:rsid="00152389" officeooo:paragraph-rsid="00152389"/>
    </style:style>
    <style:style style:name="P6" style:family="paragraph" style:parent-style-name="Standard">
      <style:text-properties officeooo:rsid="0016102b" officeooo:paragraph-rsid="0016102b"/>
    </style:style>
    <style:style style:name="P7" style:family="paragraph" style:parent-style-name="Standard">
      <style:text-properties officeooo:rsid="00168ed0" officeooo:paragraph-rsid="00168ed0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1523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OI Multiply SBA - <text:s/>14<text:span text:style-name="T1">th</text:span></text:p>
      <text:p text:style-name="P1">CCS Acacia - 21<text:span text:style-name="T1">st</text:span> </text:p>
      <text:p text:style-name="P1"/>
      <text:p text:style-name="P1"/>
      <text:p text:style-name="P5">Rain</text:p>
      <text:p text:style-name="P1">Fan D <text:span text:style-name="T3">(https://flickr.com/photos/fand_photography/)</text:span></text:p>
      <text:p text:style-name="P2"><text:a xlink:type="simple" xlink:href="https://flickr.com/photos/98815931@N07/50908624858" text:style-name="Internet_20_link" text:visited-style-name="Visited_20_Internet_20_Link">https://flickr.com/photos/98815931@N07/50908624858</text:a></text:p>
      <text:p text:style-name="P2"><text:a xlink:type="simple" xlink:href="https://creativecommons.org/licenses/by/2.0/deed.en" text:style-name="Internet_20_link" text:visited-style-name="Visited_20_Internet_20_Link">https://creativecommons.org/licenses/by/2.0/deed.en</text:a></text:p>
      <text:p text:style-name="P2"/>
      <text:p text:style-name="P2"/>
      <text:p text:style-name="P5">Snow night</text:p>
      <text:p text:style-name="P5">https://flickr.com/photos/kryshen/</text:p>
      <text:p text:style-name="P5"><text:a xlink:type="simple" xlink:href="https://flickr.com/photos/41872041@N03/16162153807" text:style-name="Internet_20_link" text:visited-style-name="Visited_20_Internet_20_Link">https://flickr.com/photos/41872041@N03/16162153807</text:a></text:p>
      <text:p text:style-name="P3"><text:a xlink:type="simple" xlink:href="https://creativecommons.org/licenses/by/2.0/deed.en" text:style-name="Internet_20_link" text:visited-style-name="Visited_20_Internet_20_Link">https://creativecommons.org/licenses/by/2.0/deed.en</text:a></text:p>
      <text:p text:style-name="P2"/>
      <text:p text:style-name="P2"/>
      <text:p text:style-name="P6">dust</text:p>
      <text:p text:style-name="P6"><text:a xlink:type="simple" xlink:href="https://www.flickr.com/photos/fultons/" text:style-name="Internet_20_link" text:visited-style-name="Visited_20_Internet_20_Link">https://www.flickr.com/photos/fultons/</text:a></text:p>
      <text:p text:style-name="P6">https://www.flickr.com/photos/fultons/149766186</text:p>
      <text:p text:style-name="P6"><text:a xlink:type="simple" xlink:href="https://creativecommons.org/licenses/by-nc-nd/2.0/" text:style-name="Internet_20_link" text:visited-style-name="Visited_20_Internet_20_Link">https://creativecommons.org/licenses/by-nc-nd/2.0/</text:a></text:p>
      <text:p text:style-name="P6"/>
      <text:p text:style-name="P6"/>
      <text:p text:style-name="P7">wind</text:p>
      <text:p text:style-name="P7"><text:a xlink:type="simple" xlink:href="https://creativecommons.org/licenses/by-sa/4.0/deed.en" text:style-name="Internet_20_link" text:visited-style-name="Visited_20_Internet_20_Link">https://creativecommons.org/licenses/by-sa/4.0/deed.en</text:a></text:p>
      <text:p text:style-name="P7"><text:a xlink:type="simple" xlink:href="https://commons.wikimedia.org/wiki/File:Windsocks.jpg" text:style-name="Internet_20_link" text:visited-style-name="Visited_20_Internet_20_Link">https://commons.wikimedia.org/wiki/File:Windsocks.jpg</text:a></text:p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7T14:37:15.243091336</meta:creation-date>
    <dc:date>2022-11-10T13:15:06.134961537</dc:date>
    <meta:editing-duration>P1DT4H12M6S</meta:editing-duration>
    <meta:editing-cycles>1</meta:editing-cycles>
    <meta:document-statistic meta:table-count="0" meta:image-count="0" meta:object-count="0" meta:page-count="1" meta:paragraph-count="17" meta:word-count="27" meta:character-count="593" meta:non-whitespace-character-count="581"/>
    <meta:generator>LibreOffice/7.3.6.2$Linux_X86_64 LibreOffice_project/30$Build-2</meta:generator>
  </office:meta>
</office:document-meta>
</file>